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P11" style:family="paragraph" style:parent-style-name="Standard">
      <style:paragraph-properties fo:margin-left="0in" fo:margin-right="-0.2957in" fo:text-indent="0in" style:auto-text-indent="false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5.5.14</text:span></text:p>
      <text:p text:style-name="P5"/>
      <text:p text:style-name="P5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349</text:span></text:p>
      <text:p text:style-name="P9"/>
      <text:p text:style-name="Standard"><text:span text:style-name="T4">שם העסק/מבנה</text:span><text:span text:style-name="T1"> <text:s text:c="3"/>מגורים רב קומות </text:span></text:p>
      <text:p text:style-name="P10"/>
      <text:p text:style-name="Standard"><text:span text:style-name="T4">כתובת</text:span><text:span text:style-name="T1"> <text:s text:c="4"/>מבצע משה 50 ראשון לציון</text:span></text:p>
      <text:p text:style-name="Standard"><text:span text:style-name="T1">-</text:span></text:p>
      <text:p text:style-name="P10"/>
      <text:p text:style-name="Standard"><text:span text:style-name="T4">טלפון</text:span><text:span text:style-name="T1"> <text:s text:c="18"/></text:span></text:p>
      <text:p text:style-name="P10"/>
      <text:p text:style-name="Standard"><text:span text:style-name="T4">המפתחות נמצאים</text:span><text:span text:style-name="T1"> <text:s text:c="3"/></text:span></text:p>
      <text:p text:style-name="P5"/>
      <text:p text:style-name="Standard"><text:span text:style-name="T4">מיקום מפסק זרם ראשי</text:span><text:span text:style-name="T1"> <text:s text:c="14"/>לוח פיקוד כבאים <text:s text:c="3"/>כניסה ראשית.</text:span></text:p>
      <text:p text:style-name="Standard"><text:span text:style-name="T1"><text:s text:c="16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2"/>
      <text:p text:style-name="Standard"><text:span text:style-name="T4">מפתח מעליות: <text:s/></text:span><text:span text:style-name="T1">קיים</text:span></text:p>
      <text:p text:style-name="P4"/>
      <text:p text:style-name="Standard"><text:span text:style-name="T4">מיקום ברזי כיבוי עיקריים "3</text:span><text:span text:style-name="T1"> <text:s text:c="5"/>רחבת היערכות צפונית <text:s text:c="3"/>רחבת היערכות דרומית.</text:span></text:p>
      <text:p text:style-name="Standard"><text:span text:style-name="T1"><text:s text:c="54"/>גמל מים עירוני ממוקם בצד המערבי של המתחם+ הידרנט </text:span></text:p>
      <text:p text:style-name="P11"><text:span text:style-name="T1"><text:s text:c="45"/></text:span></text:p>
      <text:p text:style-name="Standard"><text:span text:style-name="T3"><text:s text:c="70"/></text:span></text:p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<text:s/>גפ"מ <text:s/>ברז ראשי ,נימצא בלובי <text:s text:c="2"/>בכניסה <text:s/>ניקוז גז קומתי <text:s text:c="3"/>ברז ריקון חצר מזרחית</text:span><text:bookmark text:name="_GoBack"/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 בקומת 1-</text:span></text:p>
          </table:table-cell>
        </table:table-row>
      </table:table>
      <text:p text:style-name="Standard"><text:span text:style-name="T1"><text:s text:c="528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</text:span></text:p>
            <text:p text:style-name="P1"><text:span text:style-name="T1">מעובה</text:span></text:p>
          </table:table-cell>
          <table:table-cell table:style-name="Table4.A1" office:value-type="string">
            <text:p text:style-name="P1"><text:span text:style-name="T1">צובר גז 1000 גלון הצד המערבי של החצר.</text:span></text:p>
          </table:table-cell>
        </table:table-row>
      </table:table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נמצא בקומת קרקע אגף דרומי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חניון 1- <text:s/>שליטה מגוף ראשי ספרינקלרים בנוסף מגוף שליטה קומתי ספרינקלרים.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שאבה הידרנטים בקומה 19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אשפה קומתי לאורך הקומות חדר דחסן קומת קרקע צד מזרחי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אגר מים בקומת החניון.</text:span></text:p>
          </table:table-cell>
        </table:table-row>
      </table:table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5-05T08:57:00</meta:print-date>
    <meta:creation-date>2014-05-05T09:18:00</meta:creation-date>
    <dc:date>2014-05-05T09:18:00</dc:date>
    <meta:editing-duration>P0D</meta:editing-duration>
    <meta:generator>OpenOffice/4.0.1$Win32 OpenOffice.org_project/401m5$Build-9714</meta:generator>
    <meta:document-statistic meta:table-count="6" meta:image-count="0" meta:object-count="0" meta:page-count="2" meta:paragraph-count="60" meta:word-count="212" meta:character-count="20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